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B00000233A051CF25C1C47A71.png" manifest:media-type="image/png"/>
  <manifest:file-entry manifest:full-path="Pictures/10000201000004F00000003E2A2260B4B5ACEEAE.png" manifest:media-type="image/png"/>
  <manifest:file-entry manifest:full-path="Pictures/10000201000004C00000020957526D65939309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61cm" table:align="left" fo:background-color="#ffffff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0.185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59cm" table:align="left" fo:background-color="#ffffff">
        <style:background-image/>
      </style:table-properties>
    </style:style>
    <style:style style:name="Table2.A" style:family="table-column">
      <style:table-column-properties style:column-width="0.159cm"/>
    </style:style>
    <style:style style:name="Table2.A1" style:family="table-cell">
      <style:table-cell-properties style:vertical-align="middle"/>
    </style:style>
    <style:style style:name="Table2" style:family="table">
      <style:table-properties style:width="0.159cm" table:align="left" fo:background-color="#ffffff">
        <style:background-image/>
      </style:table-properties>
    </style:style>
    <style:style style:name="Table2.A" style:family="table-column">
      <style:table-column-properties style:column-width="0.159cm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officeooo:rsid="0011384e" officeooo:paragraph-rsid="0011384e"/>
    </style:style>
    <style:style style:name="P2" style:family="paragraph" style:parent-style-name="Table_20_Contents">
      <style:paragraph-properties fo:text-align="start" style:justify-single-word="false"/>
      <style:text-properties fo:font-weight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Verdana" fo:font-size="10.5pt" style:font-name-asian="Verdana" style:font-size-asian="10.5pt" style:font-name-complex="Verdana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Line94228585773184">
          <table:table-cell table:style-name="Table1.A1" office:value-type="string">
            <text:section text:style-name="Sect1" text:name="WindowName">
              <text:p text:style-name="P2">Marketing Campaign</text:p>
            </text:section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228586710416">
                <table:table-cell table:style-name="Table2.A1" office:value-type="string">
                  <text:p text:style-name="P3"> </text:p>
                </table:table-cell>
              </table:table-row>
            </table:table>
            <text:p text:style-name="P4"/>
          </table:table-cell>
        </table:table-row>
      </table:table>
      <text:p text:style-name="P1"/>
      <text:p text:style-name="Standard"><draw:frame draw:style-name="fr1" draw:name="Image2" text:anchor-type="char" svg:width="17cm" svg:height="7.283cm" draw:z-index="1"><draw:image xlink:href="Pictures/10000201000004C00000020957526D65939309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6.98cm" draw:z-index="0"><draw:image xlink:href="Pictures/100002010000055B00000233A051CF25C1C47A71.png" xlink:type="simple" xlink:show="embed" xlink:actuate="onLoad" loext:mime-type="image/png"/></draw:frame><text:tab/></text:p>
      <text:p text:style-name="Standard"><draw:frame draw:style-name="fr1" draw:name="Image3" text:anchor-type="char" svg:width="17cm" svg:height="0.833cm" draw:z-index="2"><draw:image xlink:href="Pictures/10000201000004F00000003E2A2260B4B5ACEE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ejaVu Sans" style:font-size-complex="12pt" style:language-complex="yi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ejaVu Sans" style:font-size-complex="12pt" style:language-complex="yi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8T12:16:25.958195012</meta:creation-date>
    <dc:date>2025-01-28T12:18:15.429212249</dc:date>
    <meta:editing-duration>PT1M51S</meta:editing-duration>
    <meta:editing-cycles>1</meta:editing-cycles>
    <meta:document-statistic meta:table-count="2" meta:image-count="3" meta:object-count="0" meta:page-count="1" meta:paragraph-count="3" meta:word-count="2" meta:character-count="20" meta:non-whitespace-character-count="17"/>
    <meta:generator>LibreOffice/6.4.7.2$Linux_X86_64 LibreOffice_project/40$Build-2</meta:generator>
  </office:meta>
</office:document-meta>
</file>